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c59a" officeooo:paragraph-rsid="000cf670"/>
    </style:style>
    <style:style style:name="P2" style:family="paragraph" style:parent-style-name="Standard">
      <style:text-properties style:text-underline-style="solid" style:text-underline-width="auto" style:text-underline-color="font-color" officeooo:rsid="0014e1e4" officeooo:paragraph-rsid="000cf670"/>
    </style:style>
    <style:style style:name="P3" style:family="paragraph" style:parent-style-name="Standard">
      <style:text-properties style:text-underline-style="solid" style:text-underline-width="auto" style:text-underline-color="font-color" officeooo:rsid="0018c7a1" officeooo:paragraph-rsid="000cf670"/>
    </style:style>
    <style:style style:name="P4" style:family="paragraph" style:parent-style-name="Standard">
      <style:text-properties style:text-underline-style="solid" style:text-underline-width="auto" style:text-underline-color="font-color" officeooo:rsid="001cc59a" officeooo:paragraph-rsid="000cf670"/>
    </style:style>
    <style:style style:name="P5" style:family="paragraph" style:parent-style-name="Standard">
      <style:text-properties officeooo:rsid="0014e1e4" officeooo:paragraph-rsid="000cf670"/>
    </style:style>
    <style:style style:name="P6" style:family="paragraph" style:parent-style-name="Standard">
      <style:text-properties officeooo:rsid="00236d98" officeooo:paragraph-rsid="000cf670"/>
    </style:style>
    <style:style style:name="P7" style:family="paragraph" style:parent-style-name="Standard">
      <style:text-properties officeooo:rsid="0018c7a1" officeooo:paragraph-rsid="000cf670"/>
    </style:style>
    <style:style style:name="P8" style:family="paragraph" style:parent-style-name="Standard">
      <style:text-properties officeooo:rsid="002245b9" officeooo:paragraph-rsid="000cf670"/>
    </style:style>
    <style:style style:name="P9" style:family="paragraph" style:parent-style-name="Standard">
      <style:text-properties officeooo:rsid="0014e1e4" officeooo:paragraph-rsid="000fac3f"/>
    </style:style>
    <style:style style:name="T1" style:family="text">
      <style:text-properties officeooo:rsid="0017cf37"/>
    </style:style>
    <style:style style:name="T2" style:family="text">
      <style:text-properties officeooo:rsid="0019d0da"/>
    </style:style>
    <style:style style:name="T3" style:family="text">
      <style:text-properties officeooo:rsid="001bac6e"/>
    </style:style>
    <style:style style:name="T4" style:family="text">
      <style:text-properties officeooo:rsid="001e0a86"/>
    </style:style>
    <style:style style:name="T5" style:family="text">
      <style:text-properties officeooo:rsid="0022f56a"/>
    </style:style>
    <style:style style:name="T6" style:family="text">
      <style:text-properties officeooo:rsid="000fac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Problématique :</text:p>
      <text:p text:style-name="P2"/>
      <text:p text:style-name="P9"><text:tab/>- Dans le TP<text:span text:style-name="T6">4</text:span> l’objectif est de <text:span text:style-name="T6">fournir une implémentation prouvée pour les types abstraits ARBRE et FORET</text:span> et ensuite d’implémenter <text:span text:style-name="T6">les </text:span>opérations <text:span text:style-name="T6">suivantes : </text:span>créer un <text:span text:style-name="T6">arbre vide, tester si un arbre est vide, construire un arbre, trouver la racine d’un arbre, connaître le nombre de sous arbres d’un arbre, connaître la foret des sous arbres d’un arbre, connaître le i-ème sous arbre d’un arbre.</text:span> </text:p>
      <text:p text:style-name="P5"><text:tab/>-<text:span text:style-name="T1">Il s’agit donc de définir de manière concrète le type polynôme grâce a un langage de programmation en partant de la spécification formelle.</text:span></text:p>
      <text:p text:style-name="P6">On part d’une description abstraite (fichier .casl + cahier des charges) et on cherche a effectuer une description concrète (grâce a un langage de programmation, une exécution et une preuve).</text:p>
      <text:p text:style-name="P5"/>
      <text:p text:style-name="P3">II-Réalisation :</text:p>
      <text:p text:style-name="P3"/>
      <text:p text:style-name="P7"><text:tab/>- En premier lieu il s’agit de fournir une spécification (.casl) qui permet l’extraction de la structure, des opérations (signatures) et des propriétés (axiomes).</text:p>
      <text:p text:style-name="P7"><text:tab/>- On effectue ensuite la validation en ligne grâce a l’analyseur HETS, dans le cas présent la validation est réussie complète est cohérente. <text:span text:style-name="T2">(Voir Screenshot DOLIator)</text:span></text:p>
      <text:p text:style-name="P7"><text:tab/>- <text:span text:style-name="T3">On implémente ensuite en c en effectuant une description complète de la structure (typedef) et en implémentant les opérations de manières a respecter les propriétés. (Voir fichier interface .h, et fichier d’implémentation .c)</text:span></text:p>
      <text:p text:style-name="P7"><text:tab/>- <text:span text:style-name="T3">Enfin on effectue la vérification en c ; on s’assure que l’implémentation est correcte c’est a dire qu’elle respecte les propriétés.</text:span></text:p>
      <text:p text:style-name="P7"/>
      <text:p text:style-name="P4">III-Bilan/Conclusion :</text:p>
      <text:p text:style-name="P1"><text:tab/></text:p>
      <text:p text:style-name="P1"><text:tab/>- <text:span text:style-name="T4">Sur le plan théorique en réalisant ce TP on apprend les notions de spécification formelle de types de données abstraits et on apprend également a réaliser une preuve formelle de la conformité de l’implémentation aux axiomes et propriétés.</text:span></text:p>
      <text:p text:style-name="P1"><text:tab/>- <text:span text:style-name="T4">Sur le plan de l’application des types abstraits on apprend via ce premier TP a appliquer</text:span></text:p>
      <text:p text:style-name="P8">les notions théoriques dans un langage de programmations ici le c.</text:p>
      <text:p text:style-name="P8">.casl→.h</text:p>
      <text:p text:style-name="P8">implémentations→.c</text:p>
      <text:p text:style-name="P8">axiomes→preuves .<text:span text:style-name="T5">c</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1:07:28.712254893</meta:creation-date>
    <dc:date>2018-12-07T14:23:57.775214242</dc:date>
    <meta:editing-duration>PT6M</meta:editing-duration>
    <meta:editing-cycles>2</meta:editing-cycles>
    <meta:generator>LibreOffice/6.0.3.2$Linux_X86_64 LibreOffice_project/00m0$Build-2</meta:generator>
    <meta:document-statistic meta:table-count="0" meta:image-count="0" meta:object-count="0" meta:page-count="1" meta:paragraph-count="17" meta:word-count="302" meta:character-count="1922" meta:non-whitespace-character-count="1626"/>
  </office:meta>
</office:document-meta>
</file>